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2F6C1B8A373A87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5cm" svg:height="31.5cm" svg:x="-4.791cm" svg:y="-1.25cm">
          <draw:image xlink:href="Pictures/1000000100000064000000642F6C1B8A373A87B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2T11:19:25.140934962</meta:creation-date>
    <dc:date>2022-02-02T12:23:29.653708951</dc:date>
    <meta:editing-duration>PT2M39S</meta:editing-duration>
    <meta:editing-cycles>3</meta:editing-cycles>
    <meta:generator>LibreOfficeDev/7.4.0.0.alpha0$Linux_X86_64 LibreOffice_project/ebcf824de8101fbbda01ee91010698977041f031</meta:generator>
    <meta:document-statistic meta:object-count="1"/>
  </office:meta>
</office:document-meta>
</file>